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al: <text:s/></text:p>
      <text:p text:style-name="Standard">ME Algorithm for Hierarchical Dirichilet Process and its Extensions</text:p>
      <text:p text:style-name="P2">Donglai Wei, Erik Sudderth</text:p>
      <text:p text:style-name="P2">2010.3.21</text:p>
      <text:p text:style-name="P2"/>
      <text:list xml:id="list2181484586" text:style-name="L1">
        <text:list-item>
          <text:p text:style-name="P1">Problem: </text:p>
          <text:p text:style-name="P1">We here develop a <text:s/>Maximize-Expectation(ME) learning algorithm for HDP using Chinese Restaurant Franchise(CRF) Representation. We first show the advantage of ME algorithm by comparing it with others for learning Dirichlet Process Mixture model. Then we demonstrate the benefits of using CRF representation for HDP construction. Later, we extend the ME algorithm to learn Hierarchical Pitman-Yor Process(HPY) model. With our novel method, we will show the improvement of learning HPY model for shared segmentation problems.</text:p>
        </text:list-item>
      </text:list>
      <text:p text:style-name="Standard"/>
      <text:p text:style-name="Standard">Key words: Hierahical <text:s/>Dirichlet Process, Maximize-Expectation, <text:s/>Chinese Restaurant Franchise, Hierarchical Pitman-Yor Process</text:p>
      <text:p text:style-name="Standard"/>
      <text:p text:style-name="Standard"/>
      <text:list xml:id="list2066588269" text:continue-numbering="true" text:style-name="L1">
        <text:list-item>
          <text:p text:style-name="P1">Related Work:</text:p>
        </text:list-item>
      </text:list>
      <text:p text:style-name="Standard">In unsupervised learning, we not only want to separate observations into groups but also wish these groups to share common features. Hierarchical Dirichilet Process is .</text:p>
      <text:p text:style-name="Standard">Consider a probabilistic modelConsider a probabilistic model, P(x, z, θ ), with observed random variables</text:p>
      <text:p text:style-name="Standard">(RVs), x, hidden RVs, z, and parameters, θ  </text:p>
      <text:p text:style-name="Standard"/>
      <text:p text:style-name="Standard">Addressed in [2], learning algorithms based on minimizing KL divergence between the true and estimated distribution over hidden variables </text:p>
      <text:p text:style-name="Standard"><text:s text:c="19"/>p(θ, z | D) ≈ q (θ )q (z). This variational Bayesian (VB) ap-</text:p>
      <text:p text:style-name="Standard">proximation (Attias, 2000; Ghahramani &amp; Beal, 2000) alternatingly estimates</text:p>
      <text:p text:style-name="Standard"><text:s text:c="48"/>̈</text:p>
      <text:p text:style-name="Standard">these distributions by minimizing the Kullback-Leibler (KL) divergence,</text:p>
      <text:p text:style-name="Standard">Dirichlet Pr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eliminary Results:</text:p>
      <text:p text:style-name="Standard">EE: Meanfield[] method </text:p>
      <text:p text:style-name="Standard"/>
      <text:p text:style-name="Standard">Reference:</text:p>
      <text:p text:style-name="P3">Blei, D. M., Jordan, M. I., and Ng, A. Y. (2003), “Hierarchical Bayesian Models for Applications</text:p>
      <text:p text:style-name="Standard"><text:s text:c="2"/>in Information Retrieval,” in Bayesian Statistics, vol. 7, pp. 25–44.</text:p>
      <text:p text:style-name="Standard">Y. W. Teh, M. I. Jordan, M. J. Beal, and D. M. Blei. Hierarchical Dirichlet processes. Journal of the</text:p>
      <text:p text:style-name="Standard">American Statistical Association, 101(476):1566–1581, 2006.</text:p>
      <text:p text:style-name="Standard"/>
      <text:p text:style-name="Standard"/>
      <text:list xml:id="list848471112" text:continue-numbering="true" text:style-name="L1">
        <text:list-header>
          <text:p text:style-name="P1"/>
          <text:p text:style-name="P1">Research Plan (2010):</text:p>
        </text:list-header>
      </text:list>
      <text:p text:style-name="Standard">--3.1: Survey the literature on DP mixture and HDP </text:p>
      <text:p text:style-name="Standard">--3.25: Testing ME, EE, Collapsed EE algorithms for Dirichlet Process Mixture Model on a synthetic data set.</text:p>
      <text:p text:style-name="Standard">--4.15: Develop ME algorithm for HDP </text:p>
      <text:p text:style-name="Standard">--4.25:Testing ME algorithm against Collapsed Variational Inference(EE) and Gibbs sampling for HDP model</text:p>
      <text:p text:style-name="Standard">--5.1: Testing ME algorithm for learning HPY model for shared segmentation problems.</text:p>
      <text:p text:style-name="Standard">--5.10: Writing documentation and technical rep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onglai </meta:initial-creator>
    <meta:creation-date>2010-03-21T19:35:35</meta:creation-date>
    <dc:date>2010-03-26T00:19:48</dc:date>
    <dc:creator>donglai </dc:creator>
    <meta:editing-duration>PT03H25M15S</meta:editing-duration>
    <meta:editing-cycles>2</meta:editing-cycles>
    <meta:generator>OpenOffice.org/3.1$Linux OpenOffice.org_project/310m19$Build-9420</meta:generator>
    <meta:document-statistic meta:table-count="0" meta:image-count="0" meta:object-count="0" meta:page-count="2" meta:paragraph-count="31" meta:word-count="337" meta:character-count="2376"/>
  </office:meta>
</office:document-meta>
</file>